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 draw:fill-gradient-name="gradient" draw:fill-hatch-name="hatch"/>
      <style:paragraph-properties fo:margin-left="1cm" fo:margin-right="0cm" fo:margin-top="0cm" fo:margin-bottom="0.101cm" style:contextual-spacing="false" fo:line-height="115%" fo:text-indent="-1cm" style:auto-text-indent="false" fo:background-color="transparent">
        <style:tab-stops/>
      </style:paragraph-properties>
      <style:text-properties officeooo:rsid="00151301" officeooo:paragraph-rsid="00151301"/>
    </style:style>
    <style:style style:name="P2" style:family="paragraph" style:parent-style-name="Standard" style:master-page-name="">
      <loext:graphic-properties draw:fill="none" draw:fill-gradient-name="gradient" draw:fill-hatch-name="hatch"/>
      <style:paragraph-properties fo:margin-left="1cm" fo:margin-right="0cm" fo:margin-top="0cm" fo:margin-bottom="0.101cm" style:contextual-spacing="false" fo:line-height="115%" fo:text-indent="-1cm" style:auto-text-indent="false" style:page-number="auto" fo:background-color="transparent">
        <style:tab-stops/>
      </style:paragraph-properties>
      <style:text-properties officeooo:paragraph-rsid="00151301"/>
    </style:style>
    <style:style style:name="P3" style:family="paragraph" style:parent-style-name="Standard">
      <loext:graphic-properties draw:fill="none" draw:fill-gradient-name="gradient" draw:fill-hatch-name="hatch"/>
      <style:paragraph-properties fo:margin-left="1cm" fo:margin-right="0cm" fo:margin-top="0cm" fo:margin-bottom="0.101cm" style:contextual-spacing="false" fo:line-height="115%" fo:text-indent="-1cm" style:auto-text-indent="false" fo:background-color="transparent">
        <style:tab-stops/>
      </style:paragraph-properties>
    </style:style>
    <style:style style:name="T1" style:family="text">
      <style:text-properties fo:font-style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151301" style:font-style-asian="normal" style:font-weight-asian="bold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5130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Emphasis"><text:span text:style-name="T6">Scholarly edition of born-digital literary sources: a case study</text:span></text:span><text:span text:style-name="Emphasis"><text:span text:style-name="T4">, AIUCD2023</text:span></text:span></text:p>
      <text:p text:style-name="P1"><text:span text:style-name="Emphasis"><text:span text:style-name="T3">Bibliography</text:span></text:span></text:p>
      <text:p text:style-name="P3"/>
      <text:p text:style-name="P3">Bekius, Lamyk. 2021. “The Reconstruction of the Author’s Movement Through the Text, or How to Encode Keystroke Logged Writing Processes in TEI-XML.” <text:span text:style-name="T1">Variants. The Journal of the European Society for Textual Scholarship</text:span>, no. 15–16 (July): 3–43. <text:a xlink:type="simple" xlink:href="https://doi.org/10.4000/variants.1245" text:style-name="Internet_20_link" text:visited-style-name="Visited_20_Internet_20_Link">https://doi.org/10.4000/variants.1245</text:a>.</text:p>
      <text:p text:style-name="P3">Biasi, Pierre-Marc de. 2008. “Les six grandes étapes de la recherche en génétique des textes.” In <text:span text:style-name="T1">L’édition du manuscrit : De l’archive de création au scriptorium électronique</text:span>, edited by Aurèle Crasson, 25–46. Louvain-la-Neuve: Editions Academia.</text:p>
      <text:p text:style-name="P3">Carbé, Emmanuela. 2018. “Digitale d’autore. Un archivio possibile?” In <text:span text:style-name="T1">Archivi editoriali. Tra storia del testo e storia del libro</text:span>, edited by Virna Brigatti, Anna Lisa Cavazzuti, Elisa Marazzi, and Sara Sullam, 216–25. Milano: Unicopli.</text:p>
      <text:p text:style-name="P3">———. 2023. <text:span text:style-name="T1">Digitale d’autore. Macchine, Archivi, Letterature</text:span>. Firenze University Press.</text:p>
      <text:p text:style-name="P3">Christen, Alessio, and Elena Spadini. 2019. “Modeling Genetic Networks. Gustave Roud’s Œuvre, from Diary to Poetry Collections.” <text:span text:style-name="T1">Umanistica Digitale</text:span> 7. <text:a xlink:type="simple" xlink:href="https://doi.org/10.6092/issn.2532-8816/9063" text:style-name="Internet_20_link" text:visited-style-name="Visited_20_Internet_20_Link">https://doi.org/10.6092/issn.2532-8816/9063</text:a>.</text:p>
      <text:p text:style-name="P3">Duranti, Luciana. 2009. “From Digital Diplomatics to Digital Records Forensics.” <text:span text:style-name="T1">Archivaria</text:span>, 39–66.</text:p>
      <text:p text:style-name="P3">Fiormonte, Domenico. 2003. <text:span text:style-name="T1">Scrittura e filologia nell’era digitale</text:span>. Bollati Boringhieri.</text:p>
      <text:p text:style-name="P3">Forget, Ellen, and Alan Galey. 2022. “TEI and the Re-Encoding of Born-Digital and Multi-Format Texts.” Presented at the TEI 2022 Conference, Newcastle (UK), September 15. <text:a xlink:type="simple" xlink:href="https://zenodo.org/record/7071026/" text:style-name="Internet_20_link" text:visited-style-name="Visited_20_Internet_20_Link">https://zenodo.org/record/7071026/</text:a>.</text:p>
      <text:p text:style-name="P3">Gooding, Paul, Jos Smith, and Justine Mann. 2019. “The Forensic Imagination: Interdisciplinary Approaches to Tracing Creativity in Writers’ Born-Digital Archives.” <text:span text:style-name="T1">Archives and Manuscripts</text:span> 47 (3): 374–90. <text:a xlink:type="simple" xlink:href="https://doi.org/10.1080/01576895.2019.1608837" text:style-name="Internet_20_link" text:visited-style-name="Visited_20_Internet_20_Link">https://doi.org/10.1080/01576895.2019.1608837</text:a>.</text:p>
      <text:p text:style-name="P3">Jaillant, Lise. 2022. <text:span text:style-name="T1">Archives, Access and Artificial Intelligence: Working with Born-Digital and Digitized Archival Collections</text:span>. Digital Humanities Research Volume 2. Bielefeld: transcript.</text:p>
      <text:p text:style-name="P3">Kirschenbaum, Matthew, Erika L. Farr, Kari M. Kraus, Naomi Nelson, Catherine Stollar Peters, Gabriela Redwine, and Doug Reside. 2009. “Digital Materiality: Preserving Access to Computers as Complete Environments,” October. <text:a xlink:type="simple" xlink:href="https://escholarship.org/uc/item/7d3465vg" text:style-name="Internet_20_link" text:visited-style-name="Visited_20_Internet_20_Link">https://escholarship.org/uc/item/7d3465vg</text:a>.</text:p>
      <text:p text:style-name="P3">Kirschenbaum, Matthew G. 2012. <text:span text:style-name="T1">Mechanisms: New Media and the Forensic Imagination</text:span>. Edition Unstated. Cambridge, Mass: The MIT Press.</text:p>
      <text:p text:style-name="P3">Kirschenbaum, Matthew G., Richard Ovenden, and Gabriela Redwine. 2010. “Digital Forensics and Born-Digital Content in Cultural Heritage Collections • CLIR.” 149. CLIR Publication. Washington, D.C.: Council on Library and Information Resources. zotstuff. <text:a xlink:type="simple" xlink:href="https://www.clir.org/pubs/reports/pub149/" text:style-name="Internet_20_link" text:visited-style-name="Visited_20_Internet_20_Link">https://www.clir.org/pubs/reports/pub149/</text:a>.</text:p>
      <text:p text:style-name="P3">Kirschenbaum, Matthew G., and Doug Reside. 2013. “Tracking the Changes: Textual Scholarship and the Challenge of the Born Digital.” In <text:span text:style-name="T1">The Cambridge Companion to Textual Scholarship</text:span>, edited by Neil Fraistat and Julia Flanders, 1st ed., 257–73. Cambridge University Press. <text:a xlink:type="simple" xlink:href="https://doi.org/10.1017/CCO9781139044073.013" text:style-name="Internet_20_link" text:visited-style-name="Visited_20_Internet_20_Link">https://doi.org/10.1017/CCO9781139044073.013</text:a>.</text:p>
      <text:p text:style-name="P3"><text:soft-page-break/>Lebrave, Jean-Louis. 2011. “Computer forensics : la critique génétique et l’écriture numérique.” <text:span text:style-name="T1">Genesis. Manuscrits – Recherche – Invention</text:span>, no. 33 (October): 137–47. <text:a xlink:type="simple" xlink:href="https://doi.org/10.4000/genesis.633" text:style-name="Internet_20_link" text:visited-style-name="Visited_20_Internet_20_Link">https://doi.org/10.4000/genesis.633</text:a>.</text:p>
      <text:p text:style-name="P3">Mara, Miriam  O’Kane. 2013. “Nuala O’Faolain: New Departures in Textual and Genetic Criticism.” <text:span text:style-name="T1">Irish Studies Review</text:span> 21 (3): 342–52. <text:a xlink:type="simple" xlink:href="https://doi.org/10.1080/09670882.2013.808873" text:style-name="Internet_20_link" text:visited-style-name="Visited_20_Internet_20_Link">https://doi.org/10.1080/09670882.2013.808873</text:a>.</text:p>
      <text:p text:style-name="P3">McKean, Callum. 2020. “Born-Digital Literary Archives — How We’re Capturing the Future.” <text:span text:style-name="T1">British Library - English and Drama Blog</text:span> (blog). 2020. <text:a xlink:type="simple" xlink:href="https://blogs.bl.uk/english-and-drama/2020/04/born-digital-literary-archives-how-were-archiving-the-future.html" text:style-name="Internet_20_link" text:visited-style-name="Visited_20_Internet_20_Link">https://blogs.bl.uk/english-and-drama/2020/04/born-digital-literary-archives-how-were-archiving-the-future.html</text:a>.</text:p>
      <text:p text:style-name="P3">Pallacci, Valentina, Andrea Benedetti, Tommaso Elli, Elena Spadini, Michele Mauri, and Daniel Maggetti. 2022. “Visualizing the Genetic Process of Literary Works.” In <text:span text:style-name="T1">AIUCD 2022 - Proceedings</text:span>, edited by Fabio Ciracì, Giulia Miglietta, and Carola Gatto. Quaderni Di Umanistica Digitale. <text:a xlink:type="simple" xlink:href="http://amsacta.unibo.it/6848/" text:style-name="Internet_20_link" text:visited-style-name="Visited_20_Internet_20_Link">http://amsacta.unibo.it/6848/</text:a>.</text:p>
      <text:p text:style-name="P3">Ries, Thorsten. 2018. “The Rationale of the Born-Digital Dossier Génétique: Digital Forensics and the Writing Process: With Examples from the Thomas Kling Archive.” <text:span text:style-name="T1">Digital Scholarship in the Humanities</text:span> 33 (2): 391–424. <text:a xlink:type="simple" xlink:href="https://doi.org/10.1093/llc/fqx049" text:style-name="Internet_20_link" text:visited-style-name="Visited_20_Internet_20_Link">https://doi.org/10.1093/llc/fqx049</text:a>.</text:p>
      <text:p text:style-name="P3">Ries, Thorsten, and Gábor Palkó. 2019. “Born-Digital Archives.” <text:span text:style-name="T1">International Journal of Digital Humanities</text:span> 1 (1): 1–11. <text:a xlink:type="simple" xlink:href="https://doi.org/10.1007/s42803-019-00011-x" text:style-name="Internet_20_link" text:visited-style-name="Visited_20_Internet_20_Link">https://doi.org/10.1007/s42803-019-00011-x</text:a>.</text:p>
      <text:p text:style-name="P3">Rogers, Corinne. 2015. “Diplomatics of Born Digital Documents – Considering Documentary Form in a Digital Environment.” Edited by Dr Luciana Duranti. <text:span text:style-name="T1">Records Management Journal</text:span> 25 (1): 6–20. <text:a xlink:type="simple" xlink:href="https://doi.org/10.1108/RMJ-03-2014-0021" text:style-name="Internet_20_link" text:visited-style-name="Visited_20_Internet_20_Link">https://doi.org/10.1108/RMJ-03-2014-0021</text:a>.</text:p>
      <text:p text:style-name="P3">Van Hulle, Dirk. 2019. “Towards a Comparative History of the Literary Draft.” <text:span text:style-name="T1">Archiv für das Studium der neueren Sprachen und Literaturen</text:span>, no. 1 (May): 2. <text:a xlink:type="simple" xlink:href="https://doi.org/10.37307/j.1866-5381.2019.01.02" text:style-name="Internet_20_link" text:visited-style-name="Visited_20_Internet_20_Link">https://doi.org/10.37307/j.1866-5381.2019.01.02</text:a>.</text:p>
      <text:p text:style-name="P3">———. 2021. “Dynamic Facsimiles: Note on the Transcription of Born-Digital Works for Genetic Criticism.” <text:span text:style-name="T1">Variants. The Journal of the European Society for Textual Scholarship</text:span>, no. 15–16 (July): 231–41. <text:a xlink:type="simple" xlink:href="https://doi.org/10.4000/variants.1450" text:style-name="Internet_20_link" text:visited-style-name="Visited_20_Internet_20_Link">https://doi.org/10.4000/variants.1450</text:a>.</text:p>
      <text:p text:style-name="P3">Vauthier, Bénédicte. 2016. “Genetic Criticism Put to the Test by Digital Technology: Sounding out the (Mainly) Digital Genetic File of El Dorado by Robert Juan-Cantavella.” <text:span text:style-name="T1">Variants. The Journal of the European Society for Textual Scholarship</text:span>, no. 12–13 (December): 163–86. <text:a xlink:type="simple" xlink:href="https://doi.org/10.4000/variants.353" text:style-name="Internet_20_link" text:visited-style-name="Visited_20_Internet_20_Link">https://doi.org/10.4000/variants.353</text:a>.</text:p>
      <text:p text:style-name="P3">Weston, Paul Gabriele, Primo Baldini, Emmanuela Carbé, and Laura Pusterla. 2019. “Archivi digitali di persona PAD - Pavia Archivi Digitali e gli archivi degli scrittori.” <text:span text:style-name="T1">DigItalia</text:span> 14 (1): 31–54.</text:p>
      <text:p text:style-name="P3">Weston, Paul Gabriele, Emmanuela Carbé, and Primo Baldini. 2016. “Hold It All Together: A Case Study in Quality Control for Born-Digital Archiving.” <text:span text:style-name="T1">Qualitative and Quantitative Methods in Libraries</text:span> 5 (3): 695–710.</text:p>
      <text:p text:style-name="P3">Winters, Jane, and Andrew Prescott. 2019. “Negotiating the Born-Digital: A Problem of Search.” <text:span text:style-name="T1">Archives and Manuscripts</text:span> 47 (3): 391–403. <text:a xlink:type="simple" xlink:href="https://doi.org/10.1080/01576895.2019.1640753" text:style-name="Internet_20_link" text:visited-style-name="Visited_20_Internet_20_Link">https://doi.org/10.1080/01576895.2019.1640753</text:a>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19:13:23.888839067</meta:creation-date>
    <dc:date>2023-06-06T19:17:23.637774186</dc:date>
    <meta:editing-duration>PT2M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9" meta:word-count="738" meta:character-count="5927" meta:non-whitespace-character-count="5232"/>
  </office:meta>
</office:document-meta>
</file>